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3.4896in" fo:margin-left="1.7174in" table:align="left"/>
    </style:style>
    <style:style style:name="Table6.A" style:family="table-column">
      <style:table-column-properties style:column-width="0.566in"/>
    </style:style>
    <style:style style:name="Table6.B" style:family="table-column">
      <style:table-column-properties style:column-width="0.9965in"/>
    </style:style>
    <style:style style:name="Table6.C" style:family="table-column">
      <style:table-column-properties style:column-width="1.9271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0.75in"/>
    </style:style>
    <style:style style:name="Table5.C" style:family="table-column">
      <style:table-column-properties style:column-width="3.61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paragraph-rsid="000d29d1"/>
    </style:style>
    <style:style style:name="P2" style:family="paragraph" style:parent-style-name="Heading">
      <style:text-properties officeooo:rsid="00627da9" officeooo:paragraph-rsid="000d29d1"/>
    </style:style>
    <style:style style:name="P3" style:family="paragraph" style:parent-style-name="Heading_20_2">
      <style:text-properties officeooo:paragraph-rsid="000c40ff"/>
    </style:style>
    <style:style style:name="P4" style:family="paragraph" style:parent-style-name="Heading_20_2">
      <style:text-properties officeooo:paragraph-rsid="000d29d1"/>
    </style:style>
    <style:style style:name="P5" style:family="paragraph" style:parent-style-name="Heading_20_3">
      <style:text-properties officeooo:rsid="0062c244" officeooo:paragraph-rsid="000d29d1"/>
    </style:style>
    <style:style style:name="P6" style:family="paragraph" style:parent-style-name="Heading_20_3">
      <style:text-properties officeooo:paragraph-rsid="000d29d1"/>
    </style:style>
    <style:style style:name="P7" style:family="paragraph" style:parent-style-name="Heading_20_3">
      <style:text-properties officeooo:rsid="00627da9" officeooo:paragraph-rsid="000d29d1"/>
    </style:style>
    <style:style style:name="P8" style:family="paragraph" style:parent-style-name="Standard">
      <style:text-properties officeooo:rsid="0062e5f0" officeooo:paragraph-rsid="000d29d1"/>
    </style:style>
    <style:style style:name="P9" style:family="paragraph" style:parent-style-name="Standard">
      <style:text-properties officeooo:rsid="002a3718" officeooo:paragraph-rsid="000d29d1"/>
    </style:style>
    <style:style style:name="P10" style:family="paragraph" style:parent-style-name="Standard">
      <style:text-properties officeooo:rsid="0062c244" officeooo:paragraph-rsid="000d29d1"/>
    </style:style>
    <style:style style:name="P11" style:family="paragraph" style:parent-style-name="Standard">
      <style:text-properties officeooo:paragraph-rsid="000d29d1"/>
    </style:style>
    <style:style style:name="P12" style:family="paragraph" style:parent-style-name="Standard">
      <style:text-properties style:font-name="Liberation Mono" fo:font-size="10pt" fo:font-weight="bold" officeooo:rsid="0062e5f0" officeooo:paragraph-rsid="000d29d1" style:font-size-asian="10pt" style:font-weight-asian="bold" style:font-size-complex="10pt" style:font-weight-complex="bold"/>
    </style:style>
    <style:style style:name="P13" style:family="paragraph" style:parent-style-name="Standard">
      <style:paragraph-properties fo:text-align="center" style:justify-single-word="false"/>
      <style:text-properties style:font-name="Liberation Mono" fo:font-size="10pt" fo:font-weight="bold" officeooo:paragraph-rsid="000d29d1" style:font-size-asian="10pt" style:font-weight-asian="bold" style:font-size-complex="10pt" style:font-weight-complex="bold"/>
    </style:style>
    <style:style style:name="P14" style:family="paragraph" style:parent-style-name="Standard">
      <style:text-properties style:font-name="Liberation Mono" fo:font-size="10pt" fo:font-weight="bold" officeooo:paragraph-rsid="000d29d1" style:font-size-asian="10pt" style:font-weight-asian="bold" style:font-size-complex="10pt" style:font-weight-complex="bold"/>
    </style:style>
    <style:style style:name="P15" style:family="paragraph" style:parent-style-name="Standard">
      <style:paragraph-properties fo:text-align="center" style:justify-single-word="false"/>
      <style:text-properties officeooo:paragraph-rsid="000d29d1"/>
    </style:style>
    <style:style style:name="P16" style:family="paragraph" style:parent-style-name="Standard">
      <style:text-properties officeooo:rsid="00611af8" officeooo:paragraph-rsid="000d29d1"/>
    </style:style>
    <style:style style:name="P17" style:family="paragraph" style:parent-style-name="Standard">
      <style:text-properties officeooo:rsid="001149d0" officeooo:paragraph-rsid="001149d0"/>
    </style:style>
    <style:style style:name="P18" style:family="paragraph" style:parent-style-name="Standard">
      <style:text-properties officeooo:rsid="001149d0" officeooo:paragraph-rsid="0013d014"/>
    </style:style>
    <style:style style:name="P19" style:family="paragraph" style:parent-style-name="Table_20_Contents">
      <style:paragraph-properties fo:text-align="center" style:justify-single-word="false"/>
      <style:text-properties fo:font-weight="bold" officeooo:paragraph-rsid="000d29d1" style:font-weight-asian="bold" style:font-weight-complex="bold"/>
    </style:style>
    <style:style style:name="P20" style:family="paragraph" style:parent-style-name="Table_20_Contents">
      <style:paragraph-properties fo:text-align="center" style:justify-single-word="false"/>
      <style:text-properties fo:font-weight="bold" officeooo:rsid="0064bb8f" officeooo:paragraph-rsid="000d29d1" style:font-weight-asian="bold" style:font-weight-complex="bold"/>
    </style:style>
    <style:style style:name="P21" style:family="paragraph" style:parent-style-name="Table_20_Contents">
      <style:paragraph-properties fo:text-align="center" style:justify-single-word="false"/>
      <style:text-properties fo:font-weight="bold" officeooo:rsid="005f66fb" officeooo:paragraph-rsid="000d29d1" style:font-weight-asian="bold" style:font-weight-complex="bold"/>
    </style:style>
    <style:style style:name="P22" style:family="paragraph" style:parent-style-name="Table_20_Contents">
      <style:paragraph-properties fo:text-align="center" style:justify-single-word="false"/>
      <style:text-properties officeooo:rsid="0064bb8f" officeooo:paragraph-rsid="000d29d1"/>
    </style:style>
    <style:style style:name="P23" style:family="paragraph" style:parent-style-name="Table_20_Contents">
      <style:paragraph-properties fo:text-align="center" style:justify-single-word="false"/>
      <style:text-properties officeooo:rsid="005f66fb" officeooo:paragraph-rsid="000d29d1"/>
    </style:style>
    <style:style style:name="P24" style:family="paragraph" style:parent-style-name="Table_20_Contents">
      <style:text-properties officeooo:rsid="005f87c3" officeooo:paragraph-rsid="000d29d1"/>
    </style:style>
    <style:style style:name="P25" style:family="paragraph" style:parent-style-name="Table_20_Contents">
      <style:paragraph-properties fo:text-align="center" style:justify-single-word="false"/>
      <style:text-properties officeooo:rsid="005f87c3" officeooo:paragraph-rsid="000d29d1"/>
    </style:style>
    <style:style style:name="P26" style:family="paragraph" style:parent-style-name="Table_20_Contents">
      <style:paragraph-properties fo:text-align="center" style:justify-single-word="false"/>
      <style:text-properties officeooo:paragraph-rsid="000d29d1"/>
    </style:style>
    <style:style style:name="P27" style:family="paragraph" style:parent-style-name="Table_20_Contents">
      <style:paragraph-properties fo:text-align="center" style:justify-single-word="false"/>
      <style:text-properties officeooo:rsid="0062e26f" officeooo:paragraph-rsid="000d29d1"/>
    </style:style>
    <style:style style:name="P28" style:family="paragraph" style:parent-style-name="Table_20_Contents">
      <style:text-properties officeooo:paragraph-rsid="000d29d1"/>
    </style:style>
    <style:style style:name="P29" style:family="paragraph" style:parent-style-name="Text_20_body">
      <style:text-properties officeooo:rsid="005e9468" officeooo:paragraph-rsid="000c40ff"/>
    </style:style>
    <style:style style:name="P30" style:family="paragraph" style:parent-style-name="Text_20_body">
      <style:text-properties officeooo:rsid="005e9468" officeooo:paragraph-rsid="000d29d1"/>
    </style:style>
    <style:style style:name="P31" style:family="paragraph" style:parent-style-name="Text_20_body" style:list-style-name="L1">
      <style:text-properties officeooo:paragraph-rsid="000c40ff"/>
    </style:style>
    <style:style style:name="P32" style:family="paragraph" style:parent-style-name="Text_20_body">
      <style:text-properties officeooo:paragraph-rsid="000c40ff"/>
    </style:style>
    <style:style style:name="P33" style:family="paragraph" style:parent-style-name="Text_20_body" style:list-style-name="L2">
      <style:text-properties officeooo:rsid="0062c244" officeooo:paragraph-rsid="000d29d1"/>
    </style:style>
    <style:style style:name="P34" style:family="paragraph" style:parent-style-name="Text_20_body">
      <style:text-properties officeooo:rsid="0062c244" officeooo:paragraph-rsid="000d29d1"/>
    </style:style>
    <style:style style:name="P35" style:family="paragraph" style:parent-style-name="Text_20_body">
      <style:text-properties officeooo:rsid="0064bb8f" officeooo:paragraph-rsid="000d29d1"/>
    </style:style>
    <style:style style:name="P36" style:family="paragraph" style:parent-style-name="Text_20_body" style:list-style-name="L4">
      <style:text-properties officeooo:paragraph-rsid="000d29d1"/>
    </style:style>
    <style:style style:name="P37" style:family="paragraph" style:parent-style-name="Text_20_body">
      <style:text-properties officeooo:paragraph-rsid="000d29d1"/>
    </style:style>
    <style:style style:name="P38" style:family="paragraph" style:parent-style-name="Text_20_body">
      <style:text-properties officeooo:rsid="00627da9" officeooo:paragraph-rsid="000d29d1"/>
    </style:style>
    <style:style style:name="P39" style:family="paragraph" style:parent-style-name="Text_20_body">
      <style:text-properties officeooo:rsid="000f2d85" officeooo:paragraph-rsid="000f2d85"/>
    </style:style>
    <style:style style:name="P40" style:family="paragraph" style:parent-style-name="Text_20_body">
      <style:text-properties officeooo:paragraph-rsid="0011074c"/>
    </style:style>
    <style:style style:name="P41" style:family="paragraph" style:parent-style-name="Text_20_body">
      <style:text-properties officeooo:rsid="0011074c" officeooo:paragraph-rsid="0011074c"/>
    </style:style>
    <style:style style:name="P42" style:family="paragraph" style:parent-style-name="Text_20_body">
      <style:text-properties officeooo:rsid="001149d0" officeooo:paragraph-rsid="001149d0"/>
    </style:style>
    <style:style style:name="P43" style:family="paragraph" style:parent-style-name="Title">
      <style:text-properties officeooo:paragraph-rsid="000b2843"/>
    </style:style>
    <style:style style:name="T1" style:family="text">
      <style:text-properties officeooo:rsid="000b2843"/>
    </style:style>
    <style:style style:name="T2" style:family="text">
      <style:text-properties officeooo:rsid="002c9ec5"/>
    </style:style>
    <style:style style:name="T3" style:family="text">
      <style:text-properties officeooo:rsid="00627da9"/>
    </style:style>
    <style:style style:name="T4" style:family="text">
      <style:text-properties officeooo:rsid="00361ea0"/>
    </style:style>
    <style:style style:name="T5" style:family="text">
      <style:text-properties officeooo:rsid="005d98b9"/>
    </style:style>
    <style:style style:name="T6" style:family="text">
      <style:text-properties officeooo:rsid="002e5ebe"/>
    </style:style>
    <style:style style:name="T7" style:family="text">
      <style:text-properties style:font-name="Liberation Mono" fo:font-size="10pt" fo:font-weight="bold" officeooo:rsid="005d98b9" style:font-size-asian="10pt" style:font-weight-asian="bold" style:font-size-complex="10pt" style:font-weight-complex="bold"/>
    </style:style>
    <style:style style:name="T8" style:family="text">
      <style:text-properties style:font-name="Liberation Mono" fo:font-size="10pt" fo:font-weight="bold" officeooo:rsid="00627da9" style:font-size-asian="10pt" style:font-weight-asian="bold" style:font-size-complex="10pt" style:font-weight-complex="bold"/>
    </style:style>
    <style:style style:name="T9" style:family="text">
      <style:text-properties style:font-name="Liberation Mono" fo:font-size="10pt" fo:font-weight="bold" officeooo:rsid="000f2d85" style:font-size-asian="10pt" style:font-weight-asian="bold" style:font-size-complex="10pt" style:font-weight-complex="bold"/>
    </style:style>
    <style:style style:name="T10" style:family="text">
      <style:text-properties style:font-name="Liberation Mono" fo:font-size="10pt" fo:font-weight="bold" officeooo:rsid="0011074c" style:font-size-asian="10pt" style:font-weight-asian="bold" style:font-size-complex="10pt" style:font-weight-complex="bold"/>
    </style:style>
    <style:style style:name="T11" style:family="text">
      <style:text-properties style:font-name="Liberation Mono" fo:font-size="10pt" officeooo:rsid="0013d014" style:font-size-asian="10pt" style:font-size-complex="10pt"/>
    </style:style>
    <style:style style:name="T12" style:family="text">
      <style:text-properties officeooo:rsid="005e9468"/>
    </style:style>
    <style:style style:name="T13" style:family="text">
      <style:text-properties fo:color="#000000" style:font-name="Liberation Mono" fo:font-size="10pt" fo:font-style="normal" fo:font-weight="bold" style:font-size-asian="10pt" style:font-style-asian="normal" style:font-weight-asian="bold" style:font-size-complex="10pt" style:font-weight-complex="bold"/>
    </style:style>
    <style:style style:name="T14" style:family="text">
      <style:text-properties fo:color="#000000" style:font-name="Liberation Mono" fo:font-size="10pt" fo:font-style="normal" fo:font-weight="bold" officeooo:rsid="005e9468" style:font-size-asian="10pt" style:font-style-asian="normal" style:font-weight-asian="bold" style:font-size-complex="10pt" style:font-weight-complex="bold"/>
    </style:style>
    <style:style style:name="T15" style:family="text">
      <style:text-properties fo:color="#000000" style:font-name="Liberation Mono" fo:font-size="10pt" fo:font-style="normal" fo:font-weight="bold" officeooo:rsid="0062e26f" style:font-size-asian="10pt" style:font-style-asian="normal" style:font-weight-asian="bold" style:font-size-complex="10pt" style:font-weight-complex="bold"/>
    </style:style>
    <style:style style:name="T16" style:family="text">
      <style:text-properties fo:color="#000000" style:font-name="Liberation Mono" fo:font-size="10pt" fo:font-style="normal" fo:font-weight="bold" officeooo:rsid="005f66fb" style:font-size-asian="10pt" style:font-style-asian="normal" style:font-weight-asian="bold" style:font-size-complex="10pt" style:font-weight-complex="bold"/>
    </style:style>
    <style:style style:name="T17" style:family="text">
      <style:text-properties fo:color="#000000" style:font-name="Liberation Mono" fo:font-size="10pt" fo:font-style="normal" fo:font-weight="bold" officeooo:rsid="0060da23" style:font-size-asian="10pt" style:font-style-asian="normal" style:font-weight-asian="bold" style:font-size-complex="10pt" style:font-weight-complex="bold"/>
    </style:style>
    <style:style style:name="T18" style:family="text">
      <style:text-properties fo:color="#000000" style:font-name="Ubuntu Mono" fo:font-size="10.5pt" fo:font-style="normal" fo:font-weight="bold" officeooo:rsid="002a3718" style:font-size-asian="10.5pt" style:font-style-asian="normal" style:font-weight-asian="bold" style:font-style-complex="normal" style:font-weight-complex="bold"/>
    </style:style>
    <style:style style:name="T19" style:family="text">
      <style:text-properties fo:color="#000000" style:font-name="Ubuntu Mono" fo:font-size="10.5pt" fo:font-style="normal" fo:font-weight="bold" officeooo:rsid="0034b0f9" style:font-size-asian="10.5pt" style:font-style-asian="normal" style:font-weight-asian="bold" style:font-style-complex="normal" style:font-weight-complex="bold"/>
    </style:style>
    <style:style style:name="T20" style:family="text">
      <style:text-properties fo:color="#000000" style:font-name="Ubuntu Mono" fo:font-size="10.5pt" fo:font-style="normal" fo:font-weight="bold" style:font-size-asian="10.5pt" style:font-style-asian="normal" style:font-weight-asian="bold" style:font-weight-complex="bold"/>
    </style:style>
    <style:style style:name="T21" style:family="text">
      <style:text-properties fo:color="#000000" style:font-name="Ubuntu Mono" fo:font-size="10.5pt" fo:font-style="normal" fo:font-weight="bold" officeooo:rsid="002a3718" style:font-size-asian="10.5pt" style:font-style-asian="normal" style:font-weight-asian="bold" style:font-weight-complex="bold"/>
    </style:style>
    <style:style style:name="T22" style:family="text">
      <style:text-properties fo:color="#000000" style:font-name="Ubuntu Mono" fo:font-size="10.5pt" fo:font-style="normal" fo:font-weight="bold" officeooo:rsid="0062c244" style:font-size-asian="10.5pt" style:font-style-asian="normal" style:font-weight-asian="bold" style:font-weight-complex="bold"/>
    </style:style>
    <style:style style:name="T23" style:family="text">
      <style:text-properties fo:color="#000000" style:font-name="Ubuntu Mono" fo:font-size="10.5pt" fo:font-style="normal" fo:font-weight="normal" officeooo:rsid="0034b0f9" style:font-size-asian="10.5pt" style:font-style-asian="normal" style:font-weight-asian="normal" style:font-style-complex="normal" style:font-weight-complex="normal"/>
    </style:style>
    <style:style style:name="T24" style:family="text">
      <style:text-properties fo:color="#000000" style:font-name="Ubuntu Mono" fo:font-size="10.5pt" fo:font-style="normal" fo:font-weight="normal" officeooo:rsid="0034b0f9" style:font-size-asian="10.5pt" style:font-style-asian="normal" style:font-weight-asian="normal" style:font-weight-complex="normal"/>
    </style:style>
    <style:style style:name="T25" style:family="text">
      <style:text-properties fo:color="#000000" style:font-name="Ubuntu Mono" fo:font-size="10.5pt" fo:font-style="normal" fo:font-weight="normal" officeooo:rsid="002a3718" style:font-size-asian="10.5pt" style:font-style-asian="normal" style:font-weight-asian="normal"/>
    </style:style>
    <style:style style:name="T26" style:family="text">
      <style:text-properties fo:color="#000000" style:font-name="Ubuntu Mono" fo:font-size="10.5pt" fo:font-style="normal" fo:font-weight="normal" style:font-size-asian="10.5pt" style:font-style-asian="normal" style:font-weight-asian="normal"/>
    </style:style>
    <style:style style:name="T27" style:family="text">
      <style:text-properties fo:color="#000000" style:font-name="Ubuntu Mono" fo:font-size="10.5pt" fo:font-style="normal" fo:font-weight="normal" officeooo:rsid="0013d014" style:font-size-asian="10.5pt" style:font-style-asian="normal" style:font-weight-asian="normal"/>
    </style:style>
    <style:style style:name="T28" style:family="text">
      <style:text-properties fo:color="#000000" style:font-name="Ubuntu Mono" fo:font-size="10.5pt" fo:font-style="normal" fo:font-weight="normal" officeooo:rsid="001149d0" style:font-size-asian="10.5pt" style:font-style-asian="normal" style:font-weight-asian="normal"/>
    </style:style>
    <style:style style:name="T29" style:family="text">
      <style:text-properties fo:color="#000000" fo:font-style="normal" officeooo:rsid="005e9468" style:font-style-asian="normal"/>
    </style:style>
    <style:style style:name="T30" style:family="text">
      <style:text-properties fo:color="#000000" fo:font-style="normal" style:font-style-asian="normal"/>
    </style:style>
    <style:style style:name="T31" style:family="text">
      <style:text-properties fo:color="#000000" fo:font-style="normal" officeooo:rsid="005f66fb" style:font-style-asian="normal"/>
    </style:style>
    <style:style style:name="T32" style:family="text">
      <style:text-properties officeooo:rsid="0062c244"/>
    </style:style>
    <style:style style:name="T33" style:family="text">
      <style:text-properties style:font-name="Liberation Sans" fo:font-size="16.1000003814697pt" fo:font-weight="bold" officeooo:rsid="0062c244" style:font-name-asian="Noto Sans CJK SC" style:font-size-asian="16.1000003814697pt" style:font-weight-asian="bold" style:font-name-complex="Lohit Devanagari" style:font-size-complex="16.1000003814697pt" style:font-weight-complex="bold"/>
    </style:style>
    <style:style style:name="T34" style:family="text">
      <style:text-properties style:font-name="Liberation Sans" fo:font-size="16.1000003814697pt" fo:font-weight="bold" officeooo:rsid="000f2d85" style:font-name-asian="Noto Sans CJK SC" style:font-size-asian="16.1000003814697pt" style:font-weight-asian="bold" style:font-name-complex="Lohit Devanagari" style:font-size-complex="16.1000003814697pt" style:font-weight-complex="bold"/>
    </style:style>
    <style:style style:name="T35" style:family="text">
      <style:text-properties style:font-name="Liberation Sans" fo:font-size="28pt" fo:font-weight="bold" officeooo:rsid="000f2d85" style:font-name-asian="Noto Sans CJK SC" style:font-size-asian="28pt" style:font-weight-asian="bold" style:font-name-complex="Lohit Devanagari" style:font-size-complex="28pt" style:font-weight-complex="bold"/>
    </style:style>
    <style:style style:name="T36" style:family="text">
      <style:text-properties officeooo:rsid="0062e5f0"/>
    </style:style>
    <style:style style:name="T37" style:family="text">
      <style:text-properties fo:font-weight="bold" officeooo:rsid="002c9ec5" style:font-weight-asian="bold" style:font-weight-complex="bold"/>
    </style:style>
    <style:style style:name="T38" style:family="text">
      <style:text-properties fo:font-weight="normal" officeooo:rsid="002c9ec5" style:font-weight-asian="normal" style:font-weight-complex="normal"/>
    </style:style>
    <style:style style:name="T39" style:family="text">
      <style:text-properties fo:font-weight="normal" officeooo:rsid="0034b0f9" style:font-weight-asian="normal" style:font-weight-complex="normal"/>
    </style:style>
    <style:style style:name="T40" style:family="text">
      <style:text-properties fo:font-weight="normal" officeooo:rsid="00100b6d" style:font-weight-asian="normal" style:font-weight-complex="normal"/>
    </style:style>
    <style:style style:name="T41" style:family="text">
      <style:text-properties fo:font-weight="normal" officeooo:rsid="0036406d" style:font-weight-asian="normal" style:font-weight-complex="normal"/>
    </style:style>
    <style:style style:name="T42" style:family="text">
      <style:text-properties fo:font-weight="normal" officeooo:rsid="0062c244" style:font-weight-asian="normal" style:font-weight-complex="normal"/>
    </style:style>
    <style:style style:name="T43" style:family="text">
      <style:text-properties style:font-name="Liberation Mono" fo:font-size="10pt" fo:font-weight="bold" officeooo:rsid="002c9ec5" style:font-size-asian="10pt" style:font-weight-asian="bold" style:font-size-complex="10pt" style:font-weight-complex="bold"/>
    </style:style>
    <style:style style:name="T44" style:family="text">
      <style:text-properties officeooo:rsid="0062e26f"/>
    </style:style>
    <style:style style:name="T45" style:family="text">
      <style:text-properties fo:font-style="italic" officeooo:rsid="0062c244" style:font-style-asian="italic" style:font-style-complex="italic"/>
    </style:style>
    <style:style style:name="T46" style:family="text">
      <style:text-properties fo:font-style="italic" officeooo:rsid="002a3718"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2c9ec5" style:font-style-asian="italic" style:font-weight-asian="bold" style:font-style-complex="italic" style:font-weight-complex="bold"/>
    </style:style>
    <style:style style:name="T49" style:family="text">
      <style:text-properties fo:font-style="italic" fo:font-weight="bold" officeooo:rsid="0062e26f" style:font-style-asian="italic" style:font-weight-asian="bold" style:font-style-complex="italic" style:font-weight-complex="bold"/>
    </style:style>
    <style:style style:name="T50" style:family="text">
      <style:text-properties fo:font-style="normal" style:font-style-asian="normal" style:font-style-complex="normal"/>
    </style:style>
    <style:style style:name="T51" style:family="text">
      <style:text-properties fo:font-style="normal" officeooo:rsid="0062c244" style:font-style-asian="normal" style:font-style-complex="normal"/>
    </style:style>
    <style:style style:name="T52" style:family="text">
      <style:text-properties fo:font-style="normal" officeooo:rsid="0062e5f0" style:font-style-asian="normal" style:font-style-complex="normal"/>
    </style:style>
    <style:style style:name="T53" style:family="text">
      <style:text-properties fo:font-style="normal" officeooo:rsid="002a3718" style:font-style-asian="normal" style:font-style-complex="normal"/>
    </style:style>
    <style:style style:name="T54" style:family="text">
      <style:text-properties fo:font-style="normal" fo:font-weight="normal" officeooo:rsid="0034b0f9" style:font-style-asian="normal" style:font-weight-asian="normal" style:font-style-complex="normal" style:font-weight-complex="normal"/>
    </style:style>
    <style:style style:name="T55" style:family="text">
      <style:text-properties officeooo:rsid="002a3718"/>
    </style:style>
    <style:style style:name="T56" style:family="text">
      <style:text-properties officeooo:rsid="004b2be4"/>
    </style:style>
    <style:style style:name="T57" style:family="text">
      <style:text-properties officeooo:rsid="0064bb8f"/>
    </style:style>
    <style:style style:name="T58" style:family="text">
      <style:text-properties officeooo:rsid="005f66fb"/>
    </style:style>
    <style:style style:name="T59" style:family="text">
      <style:text-properties officeooo:rsid="005f87c3"/>
    </style:style>
    <style:style style:name="T60" style:family="text">
      <style:text-properties officeooo:rsid="0060da23"/>
    </style:style>
    <style:style style:name="T61" style:family="text">
      <style:text-properties officeooo:rsid="00611af8"/>
    </style:style>
    <style:style style:name="T62" style:family="text">
      <style:text-properties officeooo:rsid="000d64e9"/>
    </style:style>
    <style:style style:name="T63" style:family="text">
      <style:text-properties officeooo:rsid="000f2d85"/>
    </style:style>
    <style:style style:name="T64" style:family="text">
      <style:text-properties officeooo:rsid="0011074c"/>
    </style:style>
    <style:style style:name="T65" style:family="text">
      <style:text-properties fo:color="#006666" style:font-name="Ubuntu Mono" fo:font-size="10.5pt" fo:font-style="normal" fo:font-weight="bold" style:font-size-asian="10.5pt" style:font-style-asian="normal" style:font-weight-asian="bold"/>
    </style:style>
    <style:style style:name="T66" style:family="text">
      <style:text-properties fo:color="#008000" style:font-name="Ubuntu Mono" fo:font-size="10.5pt" fo:font-style="normal" fo:font-weight="bold" style:font-size-asian="10.5pt" style:font-style-asian="normal" style:font-weight-asian="bold"/>
    </style:style>
    <style:style style:name="T67" style:family="text">
      <style:text-properties fo:color="#000080" style:font-name="Ubuntu Mono" fo:font-size="10.5pt" fo:font-style="normal" fo:font-weight="bold" style:font-size-asian="10.5pt" style:font-style-asian="normal" style:font-weight-asian="bold"/>
    </style:style>
    <style:style style:name="T68" style:family="text">
      <style:text-properties fo:color="#0000ff" style:font-name="Ubuntu Mono" fo:font-size="10.5pt" fo:font-style="normal" fo:font-weight="normal" style:font-size-asian="10.5pt" style:font-style-asian="normal" style:font-weight-asian="normal"/>
    </style:style>
    <style:style style:name="T69" style:family="text">
      <style:text-properties fo:color="#808080" style:font-name="Ubuntu Mono" fo:font-size="10.5pt" fo:font-style="italic" fo:font-weight="normal" style:font-size-asian="10.5pt" style:font-style-asian="italic" style:font-weight-asian="normal"/>
    </style:style>
    <style:style style:name="T70" style:family="text">
      <style:text-properties officeooo:rsid="0013d014"/>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35">S</text:span><text:span text:style-name="T1">copes</text:span></text:p>
      <text:h text:style-name="P3" text:outline-level="2">On scope <text:span text:style-name="T4">terminology</text:span></text:h>
      <text:p text:style-name="P32"><text:span text:style-name="T2">Some terminology needs to be centralized here relating to scopes. This is probably the most over-used word in OAuth. </text:span><text:span text:style-name="T6">In requests, scopes are actually requests for specific claims in various tokens. </text:span><text:span text:style-name="T5">People use the term scope (for the request) interchangeably with the response to the scope (properly called a claim). It does not help that the claim itself is labeled as </text:span><text:span text:style-name="T7">scope</text:span><text:span text:style-name="T5"> in many places (such as in a SciToken), </text:span><text:span text:style-name="T6">In tokens, scope </text:span><text:span text:style-name="T5">requests </text:span><text:span text:style-name="T6">refer to</text:span></text:p>
      <text:list xml:id="list1357972929" text:style-name="L1">
        <text:list-item>
          <text:p text:style-name="P31"><text:span text:style-name="T6">meta data <text:line-break/> <text:s text:c="2"/></text:span><text:span text:style-name="T5">E.g. </text:span><text:span text:style-name="T7">email, profile </text:span><text:span text:style-name="T5">for</text:span><text:span text:style-name="T6"> </text:span><text:span text:style-name="T5">a </text:span><text:span text:style-name="T6">user’s </text:span><text:span text:style-name="T5">email or </text:span><text:span text:style-name="T6">eppn in the id token.</text:span></text:p>
        </text:list-item>
        <text:list-item>
          <text:p text:style-name="P31"><text:span text:style-name="T5">access </text:span><text:span text:style-name="T6">permissions<text:line-break/> <text:s text:c="2"/></text:span><text:span text:style-name="T5">E.g. <text:s/></text:span><text:span text:style-name="T7">read:/igwn/data/</text:span><text:span text:style-name="T8">2021</text:span><text:span text:style-name="T7"> </text:span><text:span text:style-name="T5">for access to a resource.</text:span></text:p>
        </text:list-item>
        <text:list-item>
          <text:p text:style-name="P31"><text:span text:style-name="T4">capabilities</text:span><text:span text:style-name="T6"> <text:line-break/> </text:span><text:span text:style-name="T5">E.g. <text:s/></text:span><text:span text:style-name="T7">compute.modify</text:span>,<text:span text:style-name="T7"> mysql.read </text:span><text:span text:style-name="T5">for use of a component (which may have its <text:line-break/> own access policies too).</text:span></text:p>
        </text:list-item>
        <text:list-item>
          <text:p text:style-name="P31"><text:span text:style-name="T3">processing </text:span><text:span text:style-name="T12">directives<text:line-break/> <text:s/>E.g. </text:span><text:span text:style-name="T13">wlcg.capabilityset:/duneana </text:span><text:span text:style-name="T12">which is a directive to a claim source about which permissions, capabilities etc. to assert for the user.</text:span></text:p>
        </text:list-item>
      </text:list>
      <text:p text:style-name="P29"><text:span text:style-name="T2">I propose they replace “</text:span><text:span text:style-name="T3">scope”</text:span><text:span text:style-name="T2"> with </text:span><text:span text:style-name="T4">the more vivid term, </text:span><text:span text:style-name="T2">"kitchen-sink," </text:span><text:span text:style-name="T5">but this does not seem to be catching on.</text:span></text:p>
      <text:p text:style-name="P29"/>
      <text:h text:style-name="P4" text:outline-level="2"><text:span text:style-name="T32">Basic </text:span><text:span text:style-name="T33">categories</text:span><text:span text:style-name="T32"> of </text:span><text:span text:style-name="T34">templates</text:span></text:h>
      <text:p text:style-name="P37"><text:span text:style-name="T2">In any case there are two broad </text:span><text:span text:style-name="T32">categories</text:span><text:span text:style-name="T2"> </text:span><text:span text:style-name="T32">of scope </text:span><text:span text:style-name="T36">templates</text:span><text:span text:style-name="T32">, </text:span></text:p>
      <text:list xml:id="list1136056797" text:style-name="L2">
        <text:list-item>
          <text:p text:style-name="P33"><text:span text:style-name="T47">fixed</text:span>. These include all directives, capabilities and user meta data. These do not change.</text:p>
        </text:list-item>
        <text:list-item>
          <text:p text:style-name="P33"><text:span text:style-name="T47">extensible</text:span>. <text:span text:style-name="T36">generally these are uris. </text:span>These include all permissions. These have paths and may have additional path components added.</text:p>
        </text:list-item>
      </text:list>
      <text:h text:style-name="P6" text:outline-level="3">Semantics of scopes</text:h>
      <text:p text:style-name="P34">Aside from the function, there is the practical issue of what the semantics are. </text:p>
      <text:list xml:id="list1925740210" text:style-name="L4">
        <text:list-item>
          <text:p text:style-name="P36"><text:span text:style-name="T47">uri-scopes</text:span><text:span text:style-name="T2">: Scopes of the form </text:span><text:span text:style-name="T37">scheme : path</text:span><text:span text:style-name="T38">. E.g. </text:span><text:span text:style-name="T43">storage.create:/home/users/bob</text:span></text:p>
        </text:list-item>
        <text:list-item>
          <text:p text:style-name="P36"><text:span text:style-name="T49">simple </text:span><text:span text:style-name="T48">scopes</text:span><text:span text:style-name="T2">: Scopes </text:span><text:span text:style-name="T44">that are not uris</text:span><text:span text:style-name="T2">. E.g. <text:s/></text:span><text:span text:style-name="T43">compute.create</text:span>. <text:span text:style-name="T44">These are effectively opaque strings.</text:span></text:p>
        </text:list-item>
      </text:list>
      <text:p text:style-name="P37"><text:soft-page-break/><text:span text:style-name="T2">Uri-scopes </text:span><text:span text:style-name="T45">may </text:span><text:span text:style-name="T2">then </text:span><text:span text:style-name="T32">be extensible. It is policy as to what is fixed or not and there is no </text:span><text:span text:style-name="T45">a priori </text:span><text:span text:style-name="T51">method to determine which is which. </text:span><text:span text:style-name="T52">Since URIs have a regular format and are easily parsed, many institutions use them for everything, which is a good idea.</text:span></text:p>
      <text:p text:style-name="P35"><text:span text:style-name="T52">H</text:span><text:span text:style-name="T50">andy table relating these concepts:</text:span></text:p>
      <table:table table:name="Table6" table:style-name="Table6">
        <table:table-column table:style-name="Table6.A"/>
        <table:table-column table:style-name="Table6.B"/>
        <table:table-column table:style-name="Table6.C"/>
        <table:table-row table:style-name="TableLine93888078808320">
          <table:table-cell table:style-name="Table6.A1" office:value-type="string">
            <text:p text:style-name="P19"/>
          </table:table-cell>
          <table:table-cell table:style-name="Table6.A1" office:value-type="string">
            <text:p text:style-name="P20">fixed</text:p>
          </table:table-cell>
          <table:table-cell table:style-name="Table6.C1" office:value-type="string">
            <text:p text:style-name="P20">extensible</text:p>
          </table:table-cell>
        </table:table-row>
        <table:table-row table:style-name="TableLine93888078808320">
          <table:table-cell table:style-name="Table6.A2" office:value-type="string">
            <text:p text:style-name="P20">uri</text:p>
          </table:table-cell>
          <table:table-cell table:style-name="Table6.A2" office:value-type="string">
            <text:p text:style-name="P22">Y</text:p>
          </table:table-cell>
          <table:table-cell table:style-name="Table6.C2" office:value-type="string">
            <text:p text:style-name="P22">Y</text:p>
          </table:table-cell>
        </table:table-row>
        <table:table-row table:style-name="TableLine93888078808320">
          <table:table-cell table:style-name="Table6.A2" office:value-type="string">
            <text:p text:style-name="P20">simple</text:p>
          </table:table-cell>
          <table:table-cell table:style-name="Table6.A2" office:value-type="string">
            <text:p text:style-name="P22">Y</text:p>
          </table:table-cell>
          <table:table-cell table:style-name="Table6.C2" office:value-type="string">
            <text:p text:style-name="P22">N</text:p>
          </table:table-cell>
        </table:table-row>
      </table:table>
      <text:p text:style-name="P35"><text:span text:style-name="T50"/></text:p>
      <text:h text:style-name="P5" text:outline-level="3">Subscope, downscope, scope reduction</text:h>
      <text:p text:style-name="P11"><text:span text:style-name="T55">Many people also refer to subscopes as </text:span><text:span text:style-name="T46">scope reduction</text:span> <text:span text:style-name="T56">and refer to super scopes “upscopes” and subscopes as “downscopes”.</text:span> <text:span text:style-name="T53"><text:s/></text:span><text:span text:style-name="T51">The semantics for dealing with subscopes is by path component, </text:span><text:span text:style-name="T54">so </text:span><text:span text:style-name="T18">read:/home/jeff</text:span><text:span text:style-name="T19">1</text:span><text:span text:style-name="T23"> </text:span><text:span text:style-name="T39">and </text:span><text:span text:style-name="T21">read:/home/jeff</text:span><text:span text:style-name="T40"> </text:span><text:span text:style-name="T39">are considered unre</text:span><text:span text:style-name="T41">l</text:span><text:span text:style-name="T39">ated – not super or sub scopes of each other, </text:span><text:span text:style-name="T42">but</text:span><text:span text:style-name="T24"> </text:span><text:span text:style-name="T21">read:/home/jeff/</text:span><text:span text:style-name="T22">data </text:span><text:span text:style-name="T32">is a sub-scope of the latter. <text:s/></text:span><text:span text:style-name="T44">Subscopes </text:span><text:span text:style-name="T36">policies </text:span><text:span text:style-name="T44">are often </text:span><text:span text:style-name="T36">applied </text:span><text:span text:style-name="T44">in certain types of tokens if at all possible.</text:span></text:p>
      <text:p text:style-name="P11"/>
      <text:h text:style-name="Heading_20_3" text:outline-level="3">Initial requests</text:h>
      <text:p text:style-name="P39">In the authorization code flow, requests for scopes are allowed. This means that a superscope is sent and the server resolves it to the actual scope that may be requested. </text:p>
      <text:p text:style-name="Heading">Example</text:p>
      <text:p text:style-name="P40"><text:span text:style-name="T63">The initial request for a service include the scopes </text:span></text:p>
      <text:p text:style-name="P40"><text:span text:style-name="T9">read: <text:line-break/>write:</text:span> </text:p>
      <text:p text:style-name="P40"><text:span text:style-name="T64">The response includes (for instance) the scopes </text:span></text:p>
      <text:p text:style-name="P40"><text:span text:style-name="T9">read:/</text:span><text:span text:style-name="T10">home/user/bob</text:span><text:span text:style-name="T9"> <text:line-break/>read:/</text:span><text:span text:style-name="T10">home/lsst/data</text:span><text:span text:style-name="T9"> <text:line-break/>read:/</text:span><text:span text:style-name="T10">home/ligo/data</text:span><text:span text:style-name="T9"> <text:line-break/>write:/</text:span><text:span text:style-name="T10">home/user/bob</text:span> </text:p>
      <text:p text:style-name="P41">Indicating that these are the configured templates for these users. In the next leg of OAuth, the user can subscope these. <text:s/></text:p>
      <text:p text:style-name="P1"><text:span text:style-name="T32">E.g. of an extensible </text:span><text:span text:style-name="T57">uri-</text:span><text:span text:style-name="T32">scope</text:span><text:span text:style-name="T55">:</text:span></text:p>
      <text:p text:style-name="P9">scope = <text:span text:style-name="T20">read:/home/jeff</text:span></text:p>
      <text:p text:style-name="P11">superscope = <text:span text:style-name="T21">read:</text:span> or<text:span text:style-name="T25"> </text:span><text:span text:style-name="T21">read:/home</text:span></text:p>
      <text:p text:style-name="P11">subscope = <text:span text:style-name="T21">read:/home/jeff/other_stuff</text:span></text:p>
      <text:p text:style-name="P11"><text:span text:style-name="T25"/></text:p>
      <text:p text:style-name="P1"><text:soft-page-break/>E.g. of fixed uri-scope</text:p>
      <text:p text:style-name="P10"><text:span text:style-name="T20">mysql:/read</text:span></text:p>
      <text:p text:style-name="P11"/>
      <text:p text:style-name="P8">Attempts to subscope it should probably be flagged as an error.</text:p>
      <text:p text:style-name="P8"/>
      <text:h text:style-name="P7" text:outline-level="3">A complete example, modeled after a real configuration.</text:h>
      <text:p text:style-name="P2">Scopes in the initial request</text:p>
      <text:p text:style-name="P30">So a typical set of scopes in a<text:span text:style-name="T58">n initial</text:span> request may look like this (each one is on a separate line, but in the request itself they would be separated by blanks <text:span text:style-name="T44">e.g. “openid email profile ...”</text:span></text:p>
      <table:table table:name="Table5" table:style-name="Table5">
        <table:table-column table:style-name="Table5.A"/>
        <table:table-column table:style-name="Table5.B"/>
        <table:table-column table:style-name="Table5.C"/>
        <table:table-row table:style-name="TableLine93888068218112">
          <table:table-cell table:style-name="Table5.A1" office:value-type="string">
            <text:p text:style-name="P21">Scope</text:p>
          </table:table-cell>
          <table:table-cell table:style-name="Table5.A1" office:value-type="string">
            <text:p text:style-name="P21">Type</text:p>
          </table:table-cell>
          <table:table-cell table:style-name="Table5.C1" office:value-type="string">
            <text:p text:style-name="P21">Comment</text:p>
          </table:table-cell>
        </table:table-row>
        <table:table-row table:style-name="TableLine93888068218112">
          <table:table-cell table:style-name="Table5.A2" office:value-type="string">
            <text:p text:style-name="P13"><text:span text:style-name="T29">openid</text:span></text:p>
          </table:table-cell>
          <table:table-cell table:style-name="Table5.A2" office:value-type="string">
            <text:p text:style-name="P23">MD</text:p>
          </table:table-cell>
          <table:table-cell table:style-name="Table5.C2" office:value-type="string">
            <text:p text:style-name="P24">Marks protocol as open id</text:p>
          </table:table-cell>
        </table:table-row>
        <table:table-row table:style-name="TableLine93888068218112">
          <table:table-cell table:style-name="Table5.A2" office:value-type="string">
            <text:p text:style-name="P13"><text:span text:style-name="T29">email</text:span></text:p>
          </table:table-cell>
          <table:table-cell table:style-name="Table5.A2" office:value-type="string">
            <text:p text:style-name="P23">MD</text:p>
          </table:table-cell>
          <table:table-cell table:style-name="Table5.C2" office:value-type="string">
            <text:p text:style-name="P24">request for user email</text:p>
          </table:table-cell>
        </table:table-row>
        <table:table-row table:style-name="TableLine93888068218112">
          <table:table-cell table:style-name="Table5.A2" office:value-type="string">
            <text:p text:style-name="P13"><text:span text:style-name="T29">profile</text:span></text:p>
          </table:table-cell>
          <table:table-cell table:style-name="Table5.A2" office:value-type="string">
            <text:p text:style-name="P23">MD</text:p>
          </table:table-cell>
          <table:table-cell table:style-name="Table5.C2" office:value-type="string">
            <text:p text:style-name="P28"><text:span text:style-name="T59">request for user profile (such as user preferred name)</text:span></text:p>
          </table:table-cell>
        </table:table-row>
        <table:table-row table:style-name="TableLine93888068218112">
          <table:table-cell table:style-name="Table5.A2" office:value-type="string">
            <text:p text:style-name="P13"><text:span text:style-name="T29">org.cilogon.userinfo</text:span></text:p>
          </table:table-cell>
          <table:table-cell table:style-name="Table5.A2" office:value-type="string">
            <text:p text:style-name="P23">MD</text:p>
          </table:table-cell>
          <table:table-cell table:style-name="Table5.C2" office:value-type="string">
            <text:p text:style-name="P28"><text:span text:style-name="T59">Gets additional metadata, such as user EPPN, </text:span><text:span text:style-name="T3">affiliation</text:span></text:p>
          </table:table-cell>
        </table:table-row>
        <table:table-row table:style-name="TableLine93888068218112">
          <table:table-cell table:style-name="Table5.A2" office:value-type="string">
            <text:p text:style-name="P13"><text:span text:style-name="T30">wlcg.capabilityset:/</text:span><text:span text:style-name="T31">bgsu</text:span></text:p>
          </table:table-cell>
          <table:table-cell table:style-name="Table5.A2" office:value-type="string">
            <text:p text:style-name="P23">DIR</text:p>
          </table:table-cell>
          <table:table-cell table:style-name="Table5.C2" office:value-type="string">
            <text:p text:style-name="P28"><text:span text:style-name="T59">Request </text:span><text:span text:style-name="T63">templates </text:span><text:span text:style-name="T59">for this institution based on (here) user IDP, </text:span><text:span text:style-name="T3">affiliation, roles and </text:span><text:span text:style-name="T59">group membership</text:span></text:p>
          </table:table-cell>
        </table:table-row>
        <table:table-row table:style-name="TableLine93888068218112">
          <table:table-cell table:style-name="Table5.A2" office:value-type="string">
            <text:p text:style-name="P13"><text:span text:style-name="T30">wlcg.groups:/</text:span><text:span text:style-name="T31">bgsu</text:span></text:p>
          </table:table-cell>
          <table:table-cell table:style-name="Table5.A2" office:value-type="string">
            <text:p text:style-name="P23">DIR</text:p>
          </table:table-cell>
          <table:table-cell table:style-name="Table5.C2" office:value-type="string">
            <text:p text:style-name="P24">Request <text:span text:style-name="T3">roles and </text:span>group membership based on IDP EPPN</text:p>
          </table:table-cell>
        </table:table-row>
        <table:table-row table:style-name="TableLine93888068218112">
          <table:table-cell table:style-name="Table5.A2" office:value-type="string">
            <text:p text:style-name="P13"><text:span text:style-name="T29">compute.cancel</text:span></text:p>
          </table:table-cell>
          <table:table-cell table:style-name="Table5.A2" office:value-type="string">
            <text:p text:style-name="P23">CAP</text:p>
          </table:table-cell>
          <table:table-cell table:style-name="Table5.C2" office:value-type="string">
            <text:p text:style-name="P25">Specific request</text:p>
          </table:table-cell>
        </table:table-row>
        <table:table-row table:style-name="TableLine93888068218112">
          <table:table-cell table:style-name="Table5.A2" office:value-type="string">
            <text:p text:style-name="P13"><text:span text:style-name="T29">compute.</text:span><text:span text:style-name="T31">create</text:span></text:p>
          </table:table-cell>
          <table:table-cell table:style-name="Table5.A2" office:value-type="string">
            <text:p text:style-name="P23">CAP</text:p>
          </table:table-cell>
          <table:table-cell table:style-name="Table5.C2" office:value-type="string">
            <text:p text:style-name="P26">“</text:p>
          </table:table-cell>
        </table:table-row>
        <table:table-row table:style-name="TableLine93888068218112">
          <table:table-cell table:style-name="Table5.A2" office:value-type="string">
            <text:p text:style-name="P15"><text:span text:style-name="T14">compute.</text:span><text:span text:style-name="T15">delete</text:span></text:p>
          </table:table-cell>
          <table:table-cell table:style-name="Table5.A2" office:value-type="string">
            <text:p text:style-name="P27">CAP</text:p>
          </table:table-cell>
          <table:table-cell table:style-name="Table5.C2" office:value-type="string">
            <text:p text:style-name="P26">“</text:p>
          </table:table-cell>
        </table:table-row>
        <table:table-row table:style-name="TableLine93888068218112">
          <table:table-cell table:style-name="Table5.A2" office:value-type="string">
            <text:p text:style-name="P13"><text:span text:style-name="T31">s</text:span><text:span text:style-name="T29">torage.read:/</text:span><text:span text:style-name="T31">bgsu</text:span><text:span text:style-name="T29">/users/</text:span><text:span text:style-name="T31">bob</text:span><text:span text:style-name="T29">/</text:span><text:span text:style-name="T31">data</text:span></text:p>
          </table:table-cell>
          <table:table-cell table:style-name="Table5.A2" office:value-type="string">
            <text:p text:style-name="P23">P</text:p>
          </table:table-cell>
          <table:table-cell table:style-name="Table5.C2" office:value-type="string">
            <text:p text:style-name="P26">“</text:p>
          </table:table-cell>
        </table:table-row>
        <table:table-row table:style-name="TableLine93888068218112">
          <table:table-cell table:style-name="Table5.A2" office:value-type="string">
            <text:p text:style-name="P13"><text:span text:style-name="T31">s</text:span><text:span text:style-name="T29">torage.</text:span><text:span text:style-name="T31">create</text:span><text:span text:style-name="T29">:/</text:span><text:span text:style-name="T31">bgsu</text:span><text:span text:style-name="T29">/users/</text:span><text:span text:style-name="T31">bob</text:span><text:span text:style-name="T29">/</text:span><text:span text:style-name="T31">data</text:span></text:p>
          </table:table-cell>
          <table:table-cell table:style-name="Table5.A2" office:value-type="string">
            <text:p text:style-name="P23">P</text:p>
          </table:table-cell>
          <table:table-cell table:style-name="Table5.C2" office:value-type="string">
            <text:p text:style-name="P26">“</text:p>
          </table:table-cell>
        </table:table-row>
        <table:table-row table:style-name="TableLine93888068218112">
          <table:table-cell table:style-name="Table5.A2" office:value-type="string">
            <text:p text:style-name="P15"><text:span text:style-name="T16">s</text:span><text:span text:style-name="T14">torage.</text:span><text:span text:style-name="T16">read</text:span><text:span text:style-name="T14">:/</text:span><text:span text:style-name="T16">home/lsst</text:span><text:span text:style-name="T14">/</text:span><text:span text:style-name="T17">data/2022-12</text:span></text:p>
          </table:table-cell>
          <table:table-cell table:style-name="Table5.A2" office:value-type="string">
            <text:p text:style-name="P23">P</text:p>
          </table:table-cell>
          <table:table-cell table:style-name="Table5.C2" office:value-type="string">
            <text:p text:style-name="P26">“</text:p>
          </table:table-cell>
        </table:table-row>
      </table:table>
      <text:p text:style-name="P38">MD = user meta data<text:tab/> <text:tab/>DIR = directive <text:tab/>CAP = capability <text:tab/>P = permission</text:p>
      <text:p text:style-name="P11"><text:span text:style-name="T59">What does all this mean? For one thing, use</text:span><text:span text:style-name="T60">r</text:span><text:span text:style-name="T59"> metadata is used with directives to search for the groups and other capabilities for a specific user </text:span><text:span text:style-name="T60">(in this case, in an LDAP over a secure connection)</text:span><text:span text:style-name="T59">. <text:s text:c="2"/></text:span></text:p>
      <text:p text:style-name="P11"/>
      <text:p text:style-name="P1">Templates <text:span text:style-name="T61">(</text:span>from LDAP<text:span text:style-name="T61">)</text:span></text:p>
      <text:p text:style-name="P11"><text:span text:style-name="T60">Based on policies set by the institution, </text:span><text:span text:style-name="T32">An initial lookup for groups and roles is done, then based on that the actual </text:span><text:span text:style-name="T60">set of templates is returned for the capabilit</text:span><text:span text:style-name="T32">i</text:span><text:span text:style-name="T60">es and permissions:</text:span></text:p>
      <text:p text:style-name="P11"/>
      <text:p text:style-name="P14">compute.cancel</text:p>
      <text:p text:style-name="P14">compute.create</text:p>
      <text:p text:style-name="P14">compute.<text:span text:style-name="T60">modify</text:span></text:p>
      <text:p text:style-name="P14">storage.read:/bgsu/<text:span text:style-name="T60">${</text:span>user<text:span text:style-name="T60">}</text:span></text:p>
      <text:p text:style-name="P14">storage.<text:span text:style-name="T60">write</text:span>:/bgsu/<text:span text:style-name="T60">${</text:span>user<text:span text:style-name="T60">}</text:span></text:p>
      <text:p text:style-name="P14">storage.create:/bgsu/<text:span text:style-name="T60">${</text:span>user<text:span text:style-name="T60">}</text:span></text:p>
      <text:p text:style-name="P14"><text:soft-page-break/>storage.read:/home/lsst/<text:span text:style-name="T60">data</text:span></text:p>
      <text:p text:style-name="P14">storage.read:/home/<text:span text:style-name="T60">ligo/data</text:span></text:p>
      <text:p text:style-name="P11"><text:span text:style-name="T60"><text:s/></text:span></text:p>
      <text:p text:style-name="P11"><text:span text:style-name="T61">Again, these are the complete possible set of permissions and capabilities. The </text:span><text:span text:style-name="T36">scopes </text:span><text:span text:style-name="T61">requested by the user then have the templates applied to them. </text:span><text:span text:style-name="T44">Note that user requested </text:span><text:span text:style-name="T14">compute.</text:span><text:span text:style-name="T15">delete </text:span><text:span text:style-name="T44">but that is not in the templates list, so it will not be asserted. </text:span><text:span text:style-name="T62">(The general policy for access tokens is that a scope request that does not result in an asserted value is ignored, but if ultimately no values are asserted, then an error is raised.)</text:span></text:p>
      <text:p text:style-name="P1">The resulting claims</text:p>
      <text:p text:style-name="P11"><text:span text:style-name="T44">ID token: Several though not </text:span><text:span text:style-name="T36">necessarily </text:span><text:span text:style-name="T44">all. Policy may require access to lots of user information </text:span><text:span text:style-name="T36">(EPPN, affiliations)</text:span><text:span text:style-name="T44">, but not return any of it </text:span><text:span text:style-name="T36">because of privacy concerns or anonymization requirements</text:span><text:span text:style-name="T44">.</text:span></text:p>
      <text:p text:style-name="P16"/>
      <text:p text:style-name="P11"><text:span text:style-name="T44">A</text:span><text:span text:style-name="T61">ccess token: </text:span><text:span text:style-name="T36">T</text:span><text:span text:style-name="T61">hese are put into the scope claim:</text:span></text:p>
      <text:p text:style-name="P16"/>
      <text:p text:style-name="P14">compute.cancel</text:p>
      <text:p text:style-name="P14">compute.create</text:p>
      <text:p text:style-name="P14">storage.read:/bgsu/users/bob/data</text:p>
      <text:p text:style-name="P14">storage.create:/bgsu/users/bob/data</text:p>
      <text:p text:style-name="P12">storage.read:/home/lsst/data/2022-12</text:p>
      <text:p text:style-name="Standard"/>
      <text:h text:style-name="Heading_20_1" text:outline-level="1">Templates in scripts</text:h>
      <text:p text:style-name="P42">A common situation is that templates are stored in an outside source (such as LDAP, Kerberos or many others) and are retrieved on a per-user basis, possibly with imposing requirements, such as group membership, institutional affiliations and many more. Discussing that is beyond the scope of this section, though QDL handles all of these. The case we want to focus on is what to do once you have your templates. <text:span text:style-name="T70">Here is a quick rundown of the most useful calls in QDL.</text:span></text:p>
      <text:p text:style-name="P42"/>
      <text:p text:style-name="Standard"><text:span text:style-name="T28">template_substitution(</text:span><text:span text:style-name="T27">templates</text:span><text:span text:style-name="T28">., claims.) </text:span><text:s/>- <text:span text:style-name="T70">substitute the values in claims into the templates.. Note that this returns a potentially very large list of possible values to check, especially if the template corresponds to a stem. (e.g. </text:span><text:span text:style-name="T11">${isMemberOf}</text:span>)</text:p>
      <text:p text:style-name="P42"/>
      <text:p text:style-name="Standard"><text:span text:style-name="T27">downscope</text:span><text:span text:style-name="T28">(allowed_scopes., requested_scopes.) </text:span><text:s/>- <text:span text:style-name="T70">takes the requested_scopes and checks as downscopes for the allowed scopes. This returns a list of scopes.</text:span></text:p>
      <text:p text:style-name="P18"><text:span text:style-name="T26"/></text:p>
      <text:p text:style-name="Standard"><text:span text:style-name="T27">query_scopes(allowed_scopes., requested_scopes.) </text:span><text:s/>- <text:span text:style-name="T70">Takes the requested_scopes and if they are superscopes, returns the correct resolved template and if they are subscopes, checks they are allowed. </text:span></text:p>
      <text:p text:style-name="P18"><text:span text:style-name="T26"/></text:p>
      <text:p text:style-name="Standard"><text:span text:style-name="T27">to_scope_string(x.) </text:span><text:s/>- <text:span text:style-name="T70">takes the list of values in x (such as scopes) and turns it into a blank-delimited string. <text:s/></text:span></text:p>
      <text:p text:style-name="P18"><text:span text:style-name="T26"/></text:p>
      <text:p text:style-name="P17"><text:span text:style-name="T26"/></text:p>
      <text:p text:style-name="P17"><text:span text:style-name="T26"/></text:p>
      <text:p text:style-name="P17"><text:span text:style-name="T26">allowed_scopes. </text:span><text:span text:style-name="T65">:= </text:span><text:span text:style-name="T26">resolve_templates(allowed_scopes., requested_scopes., false)</text:span><text:span text:style-name="T65">;</text:span><text:line-break/></text:p>
      <text:p text:style-name="P17"><text:soft-page-break/><text:span text:style-name="T26">permissions. </text:span><text:span text:style-name="T65">:= </text:span><text:span text:style-name="T26">resolve_templates(permissions., requested_scopes., exec_phase</text:span><text:span text:style-name="T65">==</text:span><text:span text:style-name="T66">'post_token'</text:span><text:span text:style-name="T26">)</text:span><text:span text:style-name="T65">;</text:span><text:line-break/></text:p>
      <text:p text:style-name="P17"><text:bookmark-start text:name="__DdeLink__9434_2369907032"/><text:span text:style-name="T26">access_token.</text:span><text:span text:style-name="T66">'scope' </text:span><text:span text:style-name="T65">:= </text:span><text:span text:style-name="T67">detokenize</text:span><text:span text:style-name="T26">(</text:span><text:span text:style-name="T67">unique</text:span><text:span text:style-name="T26">(permissions.), </text:span><text:span text:style-name="T66">' '</text:span><text:span text:style-name="T26">, </text:span><text:span text:style-name="T68">2</text:span><text:span text:style-name="T26">)</text:span><text:span text:style-name="T65">; </text:span><text:span text:style-name="T69">// turn in to string, omit </text:span><text:bookmark-end text:name="__DdeLink__9434_2369907032"/><text:span text:style-name="T69">duplications, trailing space</text:span><text:line-break/></text:p>
      <text:p text:style-name="P17"><text:span text:style-name="T26">s_rec. </text:span><text:span text:style-name="T65">:= </text:span><text:span text:style-name="T26">template_substitution(record.EPE., claims.)</text:span><text:span text:style-name="T65">;</text:span><text:line-break/><text:span text:style-name="T67">say</text:span><text:span text:style-name="T26">(</text:span><text:span text:style-name="T66">'*** FNAL eta. post subst =' </text:span><text:span text:style-name="T65">+ </text:span><text:span text:style-name="T67">to_string</text:span><text:span text:style-name="T26">(s_rec.))</text:span><text:span text:style-name="T65">;</text:span><text:line-break/><text:span text:style-name="T69">// Get any specific overrides.</text:span><text:line-break/><text:span text:style-name="T26">eta. </text:span><text:span text:style-name="T65">:= </text:span><text:span text:style-name="T26">resolve_templates(s_rec., scopes., true)</text:span><text:span text:style-name="T65">;</text:span><text:line-break/></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9T08:22:13.449800114</meta:creation-date>
    <dc:date>2022-12-20T14:36:22.594460975</dc:date>
    <meta:editing-duration>P1DT5H3M24S</meta:editing-duration>
    <meta:editing-cycles>5</meta:editing-cycles>
    <meta:generator>LibreOffice/6.4.7.2$Linux_X86_64 LibreOffice_project/40$Build-2</meta:generator>
    <meta:document-statistic meta:table-count="2" meta:image-count="0" meta:object-count="0" meta:page-count="5" meta:paragraph-count="117" meta:word-count="1081" meta:character-count="7230" meta:non-whitespace-character-count="6222"/>
  </office:meta>
</office:document-meta>
</file>